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RAVAUX PRATIQUES</text:p>
      <text:p text:style-name="P2"/>
      <text:p text:style-name="P3"/>
      <text:p text:style-name="P4"/>
      <text:p text:style-name="Standard">1) Faire un algorithme qui permet d’effectuer la somme des n premiers nombres.</text:p>
      <text:p text:style-name="Standard"><text:s text:c="5"/>1+2+3…………………</text:p>
      <text:p text:style-name="Standard"/>
      <text:p text:style-name="Standard">2) Faire un algorithme qui permet d’effectuer le produit des n premiers nombres</text:p>
      <text:p text:style-name="Standard"><text:s text:c="4"/>1*2*3…………………</text:p>
      <text:p text:style-name="Standard"/>
      <text:p text:style-name="Standard">3) Faire un<text:s/>algorithme qui permet de<text:s/>réaliser<text:s/>le calcul suivant :</text:p>
      <text:p text:style-name="Standard"><text:s text:c="4"/>1+1/2+1/3+1/4+………………….</text:p>
      <text:p text:style-name="Standard"/>
      <text:p text:style-name="Standard">4) Faire un algorithme qui permet de<text:s/>réaliser<text:s/>le calcul suivant :</text:p>
      <text:p text:style-name="Standard"/>
      <text:p text:style-name="Standard"><text:s text:c="4"/>1+(1+2)/(1*2)+(1+2+3)/(1*2*3)+………...(1+2+3+…...)/(1*2*3*…………..)</text:p>
      <text:p text:style-name="Standard"/>
      <text:p text:style-name="Standard">5) Faire un algorithme qui<text:s/>permet de trouver les 100 premiers nombres premiers de les stocker dans un array et de les afficher ?</text:p>
      <text:p text:style-name="Standard"/>
      <text:p text:style-name="Standard"/>
      <text:p text:style-name="Standard">6) Etant donné<text:s/>une phrase constituée<text:s/>de<text:s/>mots,<text:s/>d’espace et d’un point final : par exemple :</text:p>
      <text:p text:style-name="Standard"/>
      <text:p text:style-name="Standard"><text:s text:c="5"/>"je vais au marche. "</text:p>
      <text:p text:style-name="Standard"/>
      <text:p text:style-name="Standard"><text:s text:c="5"/>Réaliser<text:s/>des algorithmes qui vont permettre de :</text:p>
      <text:p text:style-name="Standard"/>
      <text:p text:style-name="Standard">a)<text:s/>Déterminer<text:s/>le nombre de<text:s/>caractère<text:s/>en dehors de l’espace et du point dans la phrase.</text:p>
      <text:p text:style-name="Standard"/>
      <text:p text:style-name="Standard">b) calculer le nombre de mots dans la phrase.</text:p>
      <text:p text:style-name="Standard"/>
      <text:p text:style-name="Standard">c)<text:s/>déterminer<text:s/>le nombre d’occurrences<text:s/>d’une lettre dans la phrase</text:p>
      <text:p text:style-name="Standard"/>
      <text:p text:style-name="Standard"/>
      <text:p text:style-name="Standard">7) Etant donne un mot<text:s/>quelconque,<text:s/>par exemple :</text:p>
      <text:p text:style-name="Standard"><text:s text:c="4"/>bonjour</text:p>
      <text:p text:style-name="Standard"><text:s text:c="4"/>radar</text:p>
      <text:p text:style-name="Standard"><text:s text:c="4"/>………….</text:p>
      <text:p text:style-name="Standard"/>
      <text:p text:style-name="Standard"><text:s text:c="5"/>Réaliser<text:s/>un programme qui permet de déterminer si le mot s’écrit de la même façon<text:s/>à<text:s/>l’envers et<text:s/>à<text:s/>l’endroit.</text:p>
      <text:p text:style-name="Standard"/>
      <text:p text:style-name="Standard">8)<text:s/>étant<text:s/>donne un array avec les valeurs suivantes :</text:p>
      <text:p text:style-name="Standard"/>
      <text:p text:style-name="Standard"><text:s text:c="5"/>15,17,1,3,8,2,4,21,32,25</text:p>
      <text:p text:style-name="Standard"/>
      <text:p text:style-name="Standard"><text:s text:c="3"/>a)<text:s/>Réaliser<text:s/>un programme qui va<text:s/>déterminer<text:s/>le minimum et le maximum dans cet array.</text:p>
      <text:p text:style-name="Standard"><text:s text:c="3"/>b)<text:s/>Réaliser<text:s/>un programme qui va trier cet array dans l’ordre croissant</text:p>
      <text:p text:style-name="Standard">c) une fois ce tableau trie<text:s/>réaliser<text:s/>un programme qui va effectuer une recherche<text:s/>dichotomique dans cet array</text:p>
      <text:p text:style-name="Standard"/>
      <text:p text:style-name="Standard">9)<text:s/>Réaliser<text:s/>un programme qui est capable de<text:s/>réaliser<text:s/>une carre magique<text:s/>d’ordre impair (3,5,7)</text:p>
      <text:p text:style-name="Standard"/>
      <text:p text:style-name="Standard">10) On souhaite créer un objet personn qui sera<text:s/>constitué<text:s/>des proprietes nom, prenom, age , on souhaite de plus<text:s/>créer<text:s/>6 personnes<text:s/>différentes<text:s/>avec cet objet, et nous souhaitons stocker ces 6 personnes dans un array, puis afficher la liste de ces personnes.</text:p>
      <text:p text:style-name="Standard"/>
      <text:p text:style-name="Standard"><text:s text:c="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hra Bounouara</meta:initial-creator>
    <dc:creator>Sahra Bounouara</dc:creator>
    <meta:creation-date>2020-10-27T08:08:00Z</meta:creation-date>
    <dc:date>2020-10-27T08:48:00Z</dc:date>
    <meta:template xlink:href="Normal.dotm" xlink:type="simple"/>
    <meta:editing-cycles>3</meta:editing-cycles>
    <meta:editing-duration>PT480S</meta:editing-duration>
    <meta:document-statistic meta:page-count="2" meta:paragraph-count="3" meta:word-count="287" meta:character-count="1864" meta:row-count="13" meta:non-whitespace-character-count="1580"/>
  </office:meta>
</office:document-meta>
</file>